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1.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часы</text:p>
          </table:table-cell>
          <table:table-cell table:style-name="ce1" office:value-type="string" calcext:value-type="string">
            <text:p>сделано</text:p>
          </table:table-cell>
        </table:table-row>
        <table:table-row table:style-name="ro1">
          <table:table-cell table:style-name="ce2" office:value-type="date" office:date-value="2023-12-16" calcext:value-type="date">
            <text:p>16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ый менеджмент, разворачивание проекта на рабочем месте, первые шаги для создания Time Schema</text:p>
          </table:table-cell>
        </table:table-row>
        <table:table-row table:style-name="ro1">
          <table:table-cell table:style-name="ce2" office:value-type="date" office:date-value="2023-12-17" calcext:value-type="date">
            <text:p>1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много менеджмента, 3 миграции, немного поработал с представлениями</text:p>
          </table:table-cell>
        </table:table-row>
        <table:table-row table:style-name="ro1">
          <table:table-cell table:style-name="ce2" office:value-type="date" office:date-value="2023-12-18" calcext:value-type="date">
            <text:p>18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азработка меню, немного поработал с макетом</text:p>
          </table:table-cell>
        </table:table-row>
        <table:table-row table:style-name="ro1">
          <table:table-cell table:style-name="ce2" office:value-type="date" office:date-value="2023-12-19" calcext:value-type="date">
            <text:p>19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работка макета, разработка логики роутов приложения</text:p>
          </table:table-cell>
        </table:table-row>
        <table:table-row table:style-name="ro1">
          <table:table-cell table:style-name="ce2" office:value-type="date" office:date-value="2023-12-20" calcext:value-type="date">
            <text:p>20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ал работать над кодом контроллера для представления расписания</text:p>
          </table:table-cell>
        </table:table-row>
        <table:table-row table:style-name="ro1">
          <table:table-cell table:style-name="ce2" office:value-type="date" office:date-value="2023-12-21" calcext:value-type="date">
            <text:p>21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дключил Carbon для определения дат, продолжаю работу над представлением расписания(расписание — неделя)</text:p>
          </table:table-cell>
        </table:table-row>
        <table:table-row table:style-name="ro1">
          <table:table-cell table:style-name="ce2" office:value-type="date" office:date-value="2023-12-22" calcext:value-type="date">
            <text:p>22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о доработал TimeTableViewController для работы с расписанием на неделю</text:p>
          </table:table-cell>
        </table:table-row>
        <table:table-row table:style-name="ro1">
          <table:table-cell table:style-name="ce2" office:value-type="date" office:date-value="2023-12-25" calcext:value-type="date">
            <text:p>25.12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с API TimeTableApiController</text:p>
          </table:table-cell>
        </table:table-row>
        <table:table-row table:style-name="ro1">
          <table:table-cell table:style-name="ce2" office:value-type="date" office:date-value="2023-12-26" calcext:value-type="date">
            <text:p>26.12.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еализовал на API — get-table; add-resevation</text:p>
          </table:table-cell>
        </table:table-row>
        <table:table-row table:style-name="ro1">
          <table:table-cell table:style-name="ce2" office:value-type="date" office:date-value="2023-12-27" calcext:value-type="date">
            <text:p>2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обил фронт для API, сделал красиво функциями, получилось наконец использовать FormData(почему не получалось хз), добавил недельное view</text:p>
          </table:table-cell>
        </table:table-row>
        <table:table-row table:style-name="ro1">
          <table:table-cell table:style-name="ce2" office:value-type="date" office:date-value="2023-01-10" calcext:value-type="date">
            <text:p>10.01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оскресил в памяти что там было, начал работу над админкой</text:p>
          </table:table-cell>
        </table:table-row>
        <table:table-row table:style-name="ro1">
          <table:table-cell table:style-name="ce2" office:value-type="date" office:date-value="2023-01-11" calcext:value-type="date">
            <text:p>11.01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над информационной страницей пользователя</text:p>
          </table:table-cell>
        </table:table-row>
        <table:table-row table:style-name="ro1">
          <table:table-cell table:style-name="ce2" office:value-type="date" office:date-value="2023-01-12" calcext:value-type="date">
            <text:p>12.01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шел какой-то шаблон трехколоночный прикрутил на скорую руку — устал смотреть на всратый дизайн. Планирую перевести все что успел сделать в рамки этого шаблона</text:p>
          </table:table-cell>
        </table:table-row>
        <table:table-row table:style-name="ro1">
          <table:table-cell table:style-name="ce2" office:value-type="date" office:date-value="2023-01-15" calcext:value-type="date">
            <text:p>15.01.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крутил шаблон поглубже, добавил InfoPage — это информационная страничка пользователя, переработал главную на новую сущность — InfoPage</text:p>
          </table:table-cell>
        </table:table-row>
        <table:table-row table:style-name="ro1">
          <table:table-cell table:style-name="ce2" office:value-type="date" office:date-value="2023-01-17" calcext:value-type="date">
            <text:p>17.01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тянул верстку на admin-panel, timetable, начал натягивать на регистрацию, чутка подрефакторил top-menu</text:p>
          </table:table-cell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.00.0000</text:date>, <text:time style:data-style-name="N2" text:time-value="15:21:59.58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5:13:53.594000000</meta:creation-date>
    <dc:date>2024-01-17T15:22:43.581000000</dc:date>
    <meta:editing-duration>P1DT5H49M47S</meta:editing-duration>
    <meta:editing-cycles>17</meta:editing-cycles>
    <meta:generator>LibreOffice/7.6.0.3$Windows_X86_64 LibreOffice_project/69edd8b8ebc41d00b4de3915dc82f8f0fc3b6265</meta:generator>
    <meta:document-statistic meta:table-count="1" meta:cell-count="48" meta:object-count="0"/>
  </office:meta>
</office:document-meta>
</file>